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2" table:default-cell-style-name="Default"/>
        <table:table-column table:style-name="co2" table:number-columns-repeated="7" table:default-cell-style-name="ce6"/>
        <table:table-column table:style-name="co2" table:default-cell-style-name="Default"/>
        <table:table-column table:style-name="co2" table:number-columns-repeated="7" table:default-cell-style-name="ce6"/>
        <table:table-column table:style-name="co2" table:number-columns-repeated="16" table:default-cell-style-name="Default"/>
        <table:table-row table:style-name="ro1">
          <table:table-cell table:style-name="ce3" office:value-type="float" office:value="0" calcext:value-type="float" table:number-columns-spanned="7" table:number-rows-spanned="1">
            <text:p>0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" calcext:value-type="float" table:number-columns-spanned="7" table:number-rows-spanned="1">
            <text:p>1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2" calcext:value-type="float" table:number-columns-spanned="7" table:number-rows-spanned="1">
            <text:p>2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3" calcext:value-type="float" table:number-columns-spanned="7" table:number-rows-spanned="1">
            <text:p>3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4" calcext:value-type="float" table:number-columns-spanned="7" table:number-rows-spanned="1">
            <text:p>4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5" office:value-type="string" calcext:value-type="string">
            <text:p>algebra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ay.chunk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ay-las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ay-rang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-dif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-flatten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oncat-stream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6" calcext:value-type="float">
            <text:p>26</text:p>
          </table:table-cell>
          <table:table-cell office:value-type="float" office:value="0.3662" calcext:value-type="float">
            <text:p>0.3662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9123" calcext:value-type="float">
            <text:p>0.09123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525" calcext:value-type="float">
            <text:p>0.08525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28" calcext:value-type="float">
            <text:p>3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927" calcext:value-type="float">
            <text:p>0.07927</text:p>
          </table:table-cell>
        </table:table-row>
        <table:table-row table:style-name="ro1">
          <table:table-cell table:style-name="ce5" office:value-type="string" calcext:value-type="string">
            <text:p>deep-bin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ile-siz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.18182" calcext:value-type="float">
            <text:p>0.1818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6" calcext:value-type="float">
            <text:p>0.00656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style-name="ce5" office:value-type="string" calcext:value-type="string">
            <text:p>fs-promis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5.27273" calcext:value-type="float">
            <text:p>15.27273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2.3662" calcext:value-type="float">
            <text:p>2.366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8947" calcext:value-type="float">
            <text:p>0.58947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5082" calcext:value-type="float">
            <text:p>0.5508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122" calcext:value-type="float">
            <text:p>0.5122</text:p>
          </table:table-cell>
        </table:table-row>
        <table:table-row table:style-name="ro1">
          <table:table-cell table:style-name="ce5" office:value-type="string" calcext:value-type="string">
            <text:p>get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group-array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s-key-dee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s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5455" calcext:value-type="float">
            <text:p>0.45455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.07042" calcext:value-type="float">
            <text:p>0.07042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0.01754" calcext:value-type="float">
            <text:p>0.01754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8" calcext:value-type="float">
            <text:p>0.02288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41" calcext:value-type="float">
            <text:p>0.02141</text:p>
          </table:table-cell>
        </table:table-row>
        <table:table-row table:style-name="ro1">
          <table:table-cell table:style-name="ce5" office:value-type="string" calcext:value-type="string">
            <text:p>identity-function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n-array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empty-objec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generato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4" calcext:value-type="float">
            <text:p>0.00984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12" calcext:value-type="float">
            <text:p>0.00912</text:p>
          </table:table-cell>
        </table:table-row>
        <table:table-row table:style-name="ro1">
          <table:table-cell table:style-name="ce5" office:value-type="string" calcext:value-type="string">
            <text:p>is-numbe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promis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sorte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eft-pa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issing-deep-keys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issing-deep-keys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4" calcext:value-type="float">
            <text:p>0.00984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table:style-name="ce5" office:value-type="string" calcext:value-type="string">
            <text:p>ndarray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du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9" calcext:value-type="float">
            <text:p>3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</table:table-row>
        <table:table-row table:style-name="ro1">
          <table:table-cell table:style-name="ce5" office:value-type="string" calcext:value-type="string">
            <text:p>node-slug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18182" calcext:value-type="float">
            <text:p>0.18182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stream-spigo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t-define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nc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d-lef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d-left-simpl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rse-next-json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912" calcext:value-type="float">
            <text:p>0.04912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9" calcext:value-type="float">
            <text:p>0.0459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321" calcext:value-type="float">
            <text:p>0.04321</text:p>
          </table:table-cell>
        </table:table-row>
        <table:table-row table:style-name="ro1">
          <table:table-cell table:style-name="ce5" office:value-type="string" calcext:value-type="string">
            <text:p>periods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14" calcext:value-type="float">
            <text:p>14</text:p>
          </table:table-cell>
          <table:table-cell table:style-name="ce5" office:value-type="float" office:value="1.27273" calcext:value-type="float">
            <text:p>1.27273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roperty-validato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imra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imra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imra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trim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chema-inspecto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951" calcext:value-type="float">
            <text:p>0.22951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407" calcext:value-type="float">
            <text:p>0.21407</text:p>
          </table:table-cell>
        </table:table-row>
        <table:table-row table:style-name="ro1">
          <table:table-cell table:style-name="ce5" office:value-type="string" calcext:value-type="string">
            <text:p>set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6" calcext:value-type="float">
            <text:p>0.00656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12" calcext:value-type="float">
            <text:p>0.00612</text:p>
          </table:table-cell>
        </table:table-row>
        <table:table-row table:style-name="ro1">
          <table:table-cell table:style-name="ce5" office:value-type="string" calcext:value-type="string">
            <text:p>static-props: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0.18182" calcext:value-type="float">
            <text:p>0.18182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62" calcext:value-type="float">
            <text:p>0.00562</text:p>
          </table:table-cell>
        </table:table-row>
        <table:table-row table:style-name="ro1">
          <table:table-cell table:style-name="ce5" office:value-type="string" calcext:value-type="string">
            <text:p>syncthrough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0.00567</text:p>
          </table:table-cell>
        </table:table-row>
        <table:table-row table:style-name="ro1">
          <table:table-cell table:style-name="ce5" office:value-type="string" calcext:value-type="string">
            <text:p>through2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hrough2-ma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ime-stam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unordered-array-remov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08451" calcext:value-type="float">
            <text:p>0.08451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2105" calcext:value-type="float">
            <text:p>0.02105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7" calcext:value-type="float">
            <text:p>0.01967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35" calcext:value-type="float">
            <text:p>0.01835</text:p>
          </table:table-cell>
        </table:table-row>
        <table:table-row table:style-name="ro1">
          <table:table-cell table:style-name="ce5" office:value-type="string" calcext:value-type="string">
            <text:p>zipma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4545" calcext:value-type="float">
            <text:p>0.5454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3" office:value-type="float" office:value="5" calcext:value-type="float" table:number-columns-spanned="7" table:number-rows-spanned="1">
            <text:p>5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6" calcext:value-type="float" table:number-columns-spanned="7" table:number-rows-spanned="1">
            <text:p>6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7" calcext:value-type="float" table:number-columns-spanned="7" table:number-rows-spanned="1">
            <text:p>7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8" calcext:value-type="float" table:number-columns-spanned="7" table:number-rows-spanned="1">
            <text:p>8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9" calcext:value-type="float" table:number-columns-spanned="7" table:number-rows-spanned="1">
            <text:p>9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346" calcext:value-type="float">
            <text:p>3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599" calcext:value-type="float">
            <text:p>5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505" calcext:value-type="float">
            <text:p>5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514" calcext:value-type="float">
            <text:p>0.07514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7222" calcext:value-type="float">
            <text:p>0.07222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95" calcext:value-type="float">
            <text:p>39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6582" calcext:value-type="float">
            <text:p>0.06582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6533" calcext:value-type="float">
            <text:p>0.06533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5991" calcext:value-type="float">
            <text:p>0.05991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576" calcext:value-type="float">
            <text:p>0.00576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524" calcext:value-type="float">
            <text:p>0.0052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364" calcext:value-type="float">
            <text:p>0.00364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643" calcext:value-type="float">
            <text:p>64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11" calcext:value-type="float">
            <text:p>0.00311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699" calcext:value-type="float">
            <text:p>69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86" calcext:value-type="float">
            <text:p>0.00286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8415" calcext:value-type="float">
            <text:p>0.48415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45902" calcext:value-type="float">
            <text:p>0.4590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32813" calcext:value-type="float">
            <text:p>0.32813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32813" calcext:value-type="float">
            <text:p>0.32813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541" calcext:value-type="float">
            <text:p>54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31054" calcext:value-type="float">
            <text:p>0.31054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554" calcext:value-type="float">
            <text:p>55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359" calcext:value-type="float">
            <text:p>3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94" calcext:value-type="float">
            <text:p>39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065" calcext:value-type="float">
            <text:p>0.02065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813" calcext:value-type="float">
            <text:p>0.01813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679" calcext:value-type="float">
            <text:p>0.01679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1602" calcext:value-type="float">
            <text:p>0.01602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1577" calcext:value-type="float">
            <text:p>0.01577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87" calcext:value-type="float">
            <text:p>0.0087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826" calcext:value-type="float">
            <text:p>0.00826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592" calcext:value-type="float">
            <text:p>0.00592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593" calcext:value-type="float">
            <text:p>0.00593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532" calcext:value-type="float">
            <text:p>53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564" calcext:value-type="float">
            <text:p>0.00564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left-pad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left-pad: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531" calcext:value-type="float">
            <text:p>53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1220" calcext:value-type="float">
            <text:p>12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04" calcext:value-type="float">
            <text:p>0.00904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98" calcext:value-type="float">
            <text:p>0.00898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893" calcext:value-type="float">
            <text:p>0.00893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875" calcext:value-type="float">
            <text:p>0.00875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822" calcext:value-type="float">
            <text:p>0.00822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41" calcext:value-type="float">
            <text:p>3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84" calcext:value-type="float">
            <text:p>4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574" calcext:value-type="float">
            <text:p>5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27" calcext:value-type="float">
            <text:p>4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484" calcext:value-type="float">
            <text:p>4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574" calcext:value-type="float">
            <text:p>57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9" calcext:value-type="float">
            <text:p>3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568" calcext:value-type="float">
            <text:p>0.00568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521" calcext:value-type="float">
            <text:p>0.0052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518" calcext:value-type="float">
            <text:p>5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386" calcext:value-type="float">
            <text:p>0.00386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36" calcext:value-type="float">
            <text:p>0.00336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07" calcext:value-type="float">
            <text:p>0.00307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242" calcext:value-type="float">
            <text:p>0.04242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217" calcext:value-type="float">
            <text:p>0.04217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142" calcext:value-type="float">
            <text:p>0.04142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4094" calcext:value-type="float">
            <text:p>0.04094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4023" calcext:value-type="float">
            <text:p>0.04023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0408" calcext:value-type="float">
            <text:p>0.20408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9391" calcext:value-type="float">
            <text:p>0.19391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505" calcext:value-type="float">
            <text:p>5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3861" calcext:value-type="float">
            <text:p>0.13861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13889" calcext:value-type="float">
            <text:p>0.13889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13208" calcext:value-type="float">
            <text:p>0.13208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85" calcext:value-type="float">
            <text:p>0.00585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63" calcext:value-type="float">
            <text:p>0.00563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09" calcext:value-type="float">
            <text:p>0.00509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" calcext:value-type="float">
            <text:p>0.005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49" calcext:value-type="float">
            <text:p>0.00449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35" calcext:value-type="float">
            <text:p>0.00535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14" calcext:value-type="float">
            <text:p>0.0051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68" calcext:value-type="float">
            <text:p>0.00468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6" calcext:value-type="float">
            <text:p>0.0046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12" calcext:value-type="float">
            <text:p>0.00412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52" calcext:value-type="float">
            <text:p>0.00552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42" calcext:value-type="float">
            <text:p>0.00542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13" calcext:value-type="float">
            <text:p>0.00513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1" calcext:value-type="float">
            <text:p>0.00501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63" calcext:value-type="float">
            <text:p>0.00463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749" calcext:value-type="float">
            <text:p>0.01749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232" calcext:value-type="float">
            <text:p>0.01232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247" calcext:value-type="float">
            <text:p>0.01247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183" calcext:value-type="float">
            <text:p>0.01183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3" office:value-type="float" office:value="10" calcext:value-type="float" table:number-columns-spanned="7" table:number-rows-spanned="1">
            <text:p>10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1" calcext:value-type="float" table:number-columns-spanned="7" table:number-rows-spanned="1">
            <text:p>11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2" calcext:value-type="float" table:number-columns-spanned="7" table:number-rows-spanned="1">
            <text:p>12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3" calcext:value-type="float" table:number-columns-spanned="7" table:number-rows-spanned="1">
            <text:p>13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4" calcext:value-type="float" table:number-columns-spanned="7" table:number-rows-spanned="1">
            <text:p>14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635" calcext:value-type="float">
            <text:p>6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699" calcext:value-type="float">
            <text:p>69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677" calcext:value-type="float">
            <text:p>67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769" calcext:value-type="float">
            <text:p>76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897" calcext:value-type="float">
            <text:p>89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19" calcext:value-type="float">
            <text:p>0.00219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599" calcext:value-type="float">
            <text:p>5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664" calcext:value-type="float">
            <text:p>6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623" calcext:value-type="float">
            <text:p>6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546" calcext:value-type="float">
            <text:p>0.00546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33" calcext:value-type="float">
            <text:p>0.00533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73" calcext:value-type="float">
            <text:p>0.00473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574" calcext:value-type="float">
            <text:p>5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5856" calcext:value-type="float">
            <text:p>0.05856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459" calcext:value-type="float">
            <text:p>4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5664" calcext:value-type="float">
            <text:p>0.05664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464" calcext:value-type="float">
            <text:p>46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5603" calcext:value-type="float">
            <text:p>0.05603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5451" calcext:value-type="float">
            <text:p>0.05451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.05749" calcext:value-type="float">
            <text:p>0.05749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852" calcext:value-type="float">
            <text:p>8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1161" calcext:value-type="float">
            <text:p>116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266" calcext:value-type="float">
            <text:p>0.00266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244" calcext:value-type="float">
            <text:p>0.0024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246" calcext:value-type="float">
            <text:p>0.00246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39" calcext:value-type="float">
            <text:p>0.00239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37" calcext:value-type="float">
            <text:p>0.00237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7496" calcext:value-type="float">
            <text:p>0.27496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4742" calcext:value-type="float">
            <text:p>0.2474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638" calcext:value-type="float">
            <text:p>638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6332" calcext:value-type="float">
            <text:p>0.26332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24561" calcext:value-type="float">
            <text:p>0.24561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722" calcext:value-type="float">
            <text:p>72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23269" calcext:value-type="float">
            <text:p>0.23269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746" calcext:value-type="float">
            <text:p>74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846" calcext:value-type="float">
            <text:p>84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980" calcext:value-type="float">
            <text:p>9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1601" calcext:value-type="float">
            <text:p>160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1608" calcext:value-type="float">
            <text:p>160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563" calcext:value-type="float">
            <text:p>0.01563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1528" calcext:value-type="float">
            <text:p>0.01528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0.01732" calcext:value-type="float">
            <text:p>0.01732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1699" calcext:value-type="float">
            <text:p>0.01699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1541" calcext:value-type="float">
            <text:p>0.01541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25" calcext:value-type="float">
            <text:p>0.00425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483" calcext:value-type="float">
            <text:p>0.00483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73" calcext:value-type="float">
            <text:p>0.00473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709" calcext:value-type="float">
            <text:p>70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423" calcext:value-type="float">
            <text:p>0.00423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499" calcext:value-type="float">
            <text:p>0.00499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45" calcext:value-type="float">
            <text:p>0.0045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48" calcext:value-type="float">
            <text:p>0.0048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671" calcext:value-type="float">
            <text:p>67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447" calcext:value-type="float">
            <text:p>0.00447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11" calcext:value-type="float">
            <text:p>0.00411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1667" calcext:value-type="float">
            <text:p>166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998" calcext:value-type="float">
            <text:p>9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1657" calcext:value-type="float">
            <text:p>165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562" calcext:value-type="float">
            <text:p>56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534" calcext:value-type="float">
            <text:p>0.00534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1113" calcext:value-type="float">
            <text:p>11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27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1191" calcext:value-type="float">
            <text:p>119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252" calcext:value-type="float">
            <text:p>0.00252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98" calcext:value-type="float">
            <text:p>0.00398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716" calcext:value-type="float">
            <text:p>0.00716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991" calcext:value-type="float">
            <text:p>9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303" calcext:value-type="float">
            <text:p>0.00303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13" calcext:value-type="float">
            <text:p>0.00413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493" calcext:value-type="float">
            <text:p>0.00493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56" calcext:value-type="float">
            <text:p>0.00456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08" calcext:value-type="float">
            <text:p>0.00208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.00317" calcext:value-type="float">
            <text:p>0.00317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62" calcext:value-type="float">
            <text:p>0.00262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586" calcext:value-type="float">
            <text:p>58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95" calcext:value-type="float">
            <text:p>7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43" calcext:value-type="float">
            <text:p>0.0044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4" calcext:value-type="float">
            <text:p>39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508" calcext:value-type="float">
            <text:p>0.00508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96" calcext:value-type="float">
            <text:p>0.00496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54" calcext:value-type="float">
            <text:p>24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43" calcext:value-type="float">
            <text:p>0.0044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4" calcext:value-type="float">
            <text:p>39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54" calcext:value-type="float">
            <text:p>2454</text:p>
          </table:table-cell>
          <table:table-cell office:value-type="float" office:value="2" calcext:value-type="float">
            <text:p>2</text:p>
          </table:table-cell>
          <table:table-cell office:value-type="float" office:value="0.00508" calcext:value-type="float">
            <text:p>0.00508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54" calcext:value-type="float">
            <text:p>24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96" calcext:value-type="float">
            <text:p>0.00496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08" calcext:value-type="float">
            <text:p>0.00208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630" calcext:value-type="float">
            <text:p>6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.00317" calcext:value-type="float">
            <text:p>0.00317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62" calcext:value-type="float">
            <text:p>0.00262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586" calcext:value-type="float">
            <text:p>5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95" calcext:value-type="float">
            <text:p>7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91" calcext:value-type="float">
            <text:p>279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43" calcext:value-type="float">
            <text:p>0.0044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91" calcext:value-type="float">
            <text:p>2791</text:p>
          </table:table-cell>
          <table:table-cell office:value-type="float" office:value="2" calcext:value-type="float">
            <text:p>2</text:p>
          </table:table-cell>
          <table:table-cell office:value-type="float" office:value="0.00508" calcext:value-type="float">
            <text:p>0.00508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91" calcext:value-type="float">
            <text:p>279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96" calcext:value-type="float">
            <text:p>0.00496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0" calcext:value-type="float">
            <text:p>39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43" calcext:value-type="float">
            <text:p>0.0044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4" calcext:value-type="float">
            <text:p>39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00508" calcext:value-type="float">
            <text:p>0.00508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96" calcext:value-type="float">
            <text:p>0.00496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90" calcext:value-type="float">
            <text:p>39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03" calcext:value-type="float">
            <text:p>0.0050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4" calcext:value-type="float">
            <text:p>3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896" calcext:value-type="float">
            <text:p>89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23" calcext:value-type="float">
            <text:p>0.00223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74" calcext:value-type="float">
            <text:p>3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855" calcext:value-type="float">
            <text:p>8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234" calcext:value-type="float">
            <text:p>0.00234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852" calcext:value-type="float">
            <text:p>85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35" calcext:value-type="float">
            <text:p>0.00235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687" calcext:value-type="float">
            <text:p>68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728" calcext:value-type="float">
            <text:p>0.00728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725" calcext:value-type="float">
            <text:p>7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276" calcext:value-type="float">
            <text:p>0.00276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816" calcext:value-type="float">
            <text:p>8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245" calcext:value-type="float">
            <text:p>0.00245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535" calcext:value-type="float">
            <text:p>5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00935" calcext:value-type="float">
            <text:p>0.00935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557" calcext:value-type="float">
            <text:p>55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898" calcext:value-type="float">
            <text:p>0.00898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73" calcext:value-type="float">
            <text:p>0.00473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46" calcext:value-type="float">
            <text:p>0.00546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33" calcext:value-type="float">
            <text:p>0.00533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986" calcext:value-type="float">
            <text:p>98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406" calcext:value-type="float">
            <text:p>0.00406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569" calcext:value-type="float">
            <text:p>0.00569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449" calcext:value-type="float">
            <text:p>0.00449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692" calcext:value-type="float">
            <text:p>6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621" calcext:value-type="float">
            <text:p>6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23" calcext:value-type="float">
            <text:p>0.00323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602" calcext:value-type="float">
            <text:p>6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331" calcext:value-type="float">
            <text:p>0.0331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825" calcext:value-type="float">
            <text:p>0.03825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3733" calcext:value-type="float">
            <text:p>0.03733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977" calcext:value-type="float">
            <text:p>0.03977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867" calcext:value-type="float">
            <text:p>0.03867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658" calcext:value-type="float">
            <text:p>6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68" calcext:value-type="float">
            <text:p>0.00468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541" calcext:value-type="float">
            <text:p>0.00541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28" calcext:value-type="float">
            <text:p>0.00528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39" calcext:value-type="float">
            <text:p>0.00239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333" calcext:value-type="float">
            <text:p>0.00333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277" calcext:value-type="float">
            <text:p>0.00277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468" calcext:value-type="float">
            <text:p>0.00468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62" calcext:value-type="float">
            <text:p>7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541" calcext:value-type="float">
            <text:p>0.00541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28" calcext:value-type="float">
            <text:p>0.00528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996" calcext:value-type="float">
            <text:p>9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1161" calcext:value-type="float">
            <text:p>116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9682" calcext:value-type="float">
            <text:p>0.09682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629" calcext:value-type="float">
            <text:p>62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1129" calcext:value-type="float">
            <text:p>0.11129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10279" calcext:value-type="float">
            <text:p>0.10279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57" calcext:value-type="float">
            <text:p>0.00357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1667" calcext:value-type="float">
            <text:p>0.11667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668" calcext:value-type="float">
            <text:p>6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10479" calcext:value-type="float">
            <text:p>0.10479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517" calcext:value-type="float">
            <text:p>5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87" calcext:value-type="float">
            <text:p>0.00387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6" calcext:value-type="float">
            <text:p>0.0036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641" calcext:value-type="float">
            <text:p>0.00641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24" calcext:value-type="float">
            <text:p>0.00424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61" calcext:value-type="float">
            <text:p>0.00361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606" calcext:value-type="float">
            <text:p>60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33" calcext:value-type="float">
            <text:p>0.0033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935" calcext:value-type="float">
            <text:p>0.00935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99" calcext:value-type="float">
            <text:p>0.00399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0.01224" calcext:value-type="float">
            <text:p>0.01224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172" calcext:value-type="float">
            <text:p>0.01172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471" calcext:value-type="float">
            <text:p>47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1699" calcext:value-type="float">
            <text:p>0.01699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54" calcext:value-type="float">
            <text:p>0.00454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479" calcext:value-type="float">
            <text:p>4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418" calcext:value-type="float">
            <text:p>0.00418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1932" calcext:value-type="float">
            <text:p>0.01932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423" calcext:value-type="float">
            <text:p>42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1891" calcext:value-type="float">
            <text:p>0.01891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628" calcext:value-type="float">
            <text:p>6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677" calcext:value-type="float">
            <text:p>67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898" calcext:value-type="float">
            <text:p>0.00898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946" calcext:value-type="float">
            <text:p>0.00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045" calcext:value-type="float">
            <text:p>0.01045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0942" calcext:value-type="float">
            <text:p>0.00942</text:p>
          </table:table-cell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3" office:value-type="float" office:value="15" calcext:value-type="float" table:number-columns-spanned="7" table:number-rows-spanned="1">
            <text:p>15</text:p>
          </table:table-cell>
          <table:covered-table-cell table:style-name="ce7"/>
          <table:covered-table-cell table:number-columns-repeated="5" table:style-name="ce2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833" calcext:value-type="float">
            <text:p>8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11" calcext:value-type="float">
            <text:p>0.0021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469" calcext:value-type="float">
            <text:p>0.00469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689" calcext:value-type="float">
            <text:p>6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496" calcext:value-type="float">
            <text:p>49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  <table:table-cell office:value-type="float" office:value="0.05645" calcext:value-type="float">
            <text:p>0.0564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1478" calcext:value-type="float">
            <text:p>14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232" calcext:value-type="float">
            <text:p>0.0023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792" calcext:value-type="float">
            <text:p>79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21212" calcext:value-type="float">
            <text:p>0.2121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1907" calcext:value-type="float">
            <text:p>190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0.01533" calcext:value-type="float">
            <text:p>0.01533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422" calcext:value-type="float">
            <text:p>0.0042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385" calcext:value-type="float">
            <text:p>0.0038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00403" calcext:value-type="float">
            <text:p>0.00403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1131" calcext:value-type="float">
            <text:p>11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265" calcext:value-type="float">
            <text:p>0.0026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511" calcext:value-type="float">
            <text:p>5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0.00391" calcext:value-type="float">
            <text:p>0.003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398" calcext:value-type="float">
            <text:p>0.0039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92" calcext:value-type="float">
            <text:p>119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.00168" calcext:value-type="float">
            <text:p>0.0016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441" calcext:value-type="float">
            <text:p>0.0044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54" calcext:value-type="float">
            <text:p>2454</text:p>
          </table:table-cell>
          <table:table-cell office:value-type="float" office:value="2" calcext:value-type="float">
            <text:p>2</text:p>
          </table:table-cell>
          <table:table-cell office:value-type="float" office:value="0.00441" calcext:value-type="float">
            <text:p>0.0044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1192" calcext:value-type="float">
            <text:p>119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0.00168" calcext:value-type="float">
            <text:p>0.0016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54" calcext:value-type="float">
            <text:p>4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91" calcext:value-type="float">
            <text:p>2791</text:p>
          </table:table-cell>
          <table:table-cell office:value-type="float" office:value="2" calcext:value-type="float">
            <text:p>2</text:p>
          </table:table-cell>
          <table:table-cell office:value-type="float" office:value="0.00441" calcext:value-type="float">
            <text:p>0.0044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00441" calcext:value-type="float">
            <text:p>0.0044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407" calcext:value-type="float">
            <text:p>4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00491" calcext:value-type="float">
            <text:p>0.004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923" calcext:value-type="float">
            <text:p>9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217" calcext:value-type="float">
            <text:p>0.00217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00647" calcext:value-type="float">
            <text:p>0.00647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469" calcext:value-type="float">
            <text:p>0.00469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387" calcext:value-type="float">
            <text:p>0.00387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99" calcext:value-type="float">
            <text:p>0.00299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3286" calcext:value-type="float">
            <text:p>0.03286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465" calcext:value-type="float">
            <text:p>0.0046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1056" calcext:value-type="float">
            <text:p>10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189" calcext:value-type="float">
            <text:p>0.00189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465" calcext:value-type="float">
            <text:p>0.0046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1499" calcext:value-type="float">
            <text:p>1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805" calcext:value-type="float">
            <text:p>8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08696" calcext:value-type="float">
            <text:p>0.08696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345" calcext:value-type="float">
            <text:p>0.0034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00595" calcext:value-type="float">
            <text:p>0.00595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728" calcext:value-type="float">
            <text:p>7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0.00824" calcext:value-type="float">
            <text:p>0.00824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1688" calcext:value-type="float">
            <text:p>0.0168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785" calcext:value-type="float">
            <text:p>7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0871" calcext:value-type="float">
            <text:p>0.0087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0:14:29.575185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1:02:55.772040879</meta:creation-date>
    <dc:date>2020-05-01T20:24:45.027978968</dc:date>
    <meta:editing-duration>PT59M30S</meta:editing-duration>
    <meta:editing-cycles>12</meta:editing-cycles>
    <meta:generator>LibreOffice/6.3.5.2$Linux_X86_64 LibreOffice_project/30$Build-2</meta:generator>
    <meta:document-statistic meta:table-count="1" meta:cell-count="8664" meta:object-count="0"/>
  </office:meta>
</office:document-meta>
</file>